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94cm"/>
    </style:style>
    <style:style style:name="P1" style:family="paragraph">
      <style:paragraph-properties fo:margin-left="0cm" fo:margin-right="0cm" fo:text-align="center" fo:text-indent="0cm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Helvetica" style:font-family-generic="swiss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Helvetica" style:font-family-generic="swiss" fo:font-size="10pt" style:font-size-asian="10pt" style:font-size-complex="10pt"/>
    </style:style>
    <style:style style:name="T3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88cm" svg:height="0.787cm" svg:x="15.86cm" svg:y="12.6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1.88cm" svg:height="0.787cm" svg:x="12.697cm" svg:y="8.62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3.175cm" svg:height="1.125cm" svg:x="12.05cm" svg:y="10.45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2">BROADCAST</text:span></text:p>
          <text:p text:style-name="P2"><text:span text:style-name="T2">SYNC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2.21cm" svg:height="1.118cm" svg:x="12.532cm" svg:y="12.4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2">RX</text:span></text:p>
          <text:p text:style-name="P2"><text:span text:style-name="T2">SYNC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5" draw:layer="layout" svg:width="2.21cm" svg:height="1.118cm" svg:x="15.852cm" svg:y="14.4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2">TX</text:span></text:p>
          <text:p text:style-name="P2"><text:span text:style-name="T2">SYNC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2.214cm" svg:height="1.125cm" svg:x="18.936cm" svg:y="12.461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2">RX</text:span></text:p>
          <text:p text:style-name="P2"><text:span text:style-name="T2">SYNC RE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" draw:layer="layout" svg:width="1.88cm" svg:height="0.787cm" svg:x="12.697cm" svg:y="14.59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2"><text:span text:style-name="T2">C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4.042cm" svg:y1="9.406cm" svg:x2="14.332cm" svg:y2="10.459cm" draw:start-shape="id1" draw:start-glue-point="13" draw:end-shape="id2" draw:end-glue-point="6" svg:d="m14042 9406c0 807 290 281 290 1053">
          <text:p/>
        </draw:connector>
        <draw:connector draw:style-name="gr3" draw:text-style-name="P4" draw:layer="layout" draw:type="curve" svg:x1="13.196cm" svg:y1="9.406cm" svg:x2="12.988cm" svg:y2="10.456cm" draw:start-shape="id1" draw:start-glue-point="12" draw:end-shape="id2" draw:end-glue-point="7" svg:d="m13196 9406c0 807-208 282-208 1050">
          <text:p/>
        </draw:connector>
        <draw:connector draw:style-name="gr3" draw:text-style-name="P4" draw:layer="layout" draw:type="curve" svg:x1="13.637cm" svg:y1="11.581cm" svg:x2="13.637cm" svg:y2="12.46cm" draw:start-shape="id2" draw:start-glue-point="2" draw:end-shape="id3" draw:end-glue-point="0" svg:d="m13637 11581v879">
          <text:p/>
        </draw:connector>
        <draw:connector draw:style-name="gr3" draw:text-style-name="P4" draw:layer="layout" draw:type="curve" draw:line-skew="-0.542cm" svg:x1="12.532cm" svg:y1="13.019cm" svg:x2="12.697cm" svg:y2="9.191cm" draw:start-shape="id3" draw:start-glue-point="3" draw:end-shape="id1" draw:end-glue-point="10" svg:d="m12532 13019c-1602 0-1684-3828 165-3828">
          <text:p/>
        </draw:connector>
        <draw:frame draw:style-name="gr4" draw:text-style-name="P5" draw:layer="layout" svg:width="2.399cm" svg:height="0.744cm" svg:x="10.556cm" svg:y="12.941cm">
          <draw:text-box>
            <text:p text:style-name="P2"><text:span text:style-name="T3">Timeout</text:span></text:p>
          </draw:text-box>
        </draw:frame>
        <draw:connector draw:style-name="gr3" draw:text-style-name="P4" draw:layer="layout" draw:type="curve" svg:x1="13.637cm" svg:y1="13.578cm" svg:x2="13.637cm" svg:y2="14.596cm" draw:start-shape="id3" draw:start-glue-point="2" draw:end-shape="id4" draw:end-glue-point="0" svg:d="m13637 13578v1018">
          <text:p/>
        </draw:connector>
        <draw:connector draw:style-name="gr3" draw:text-style-name="P4" draw:layer="layout" draw:type="curve" svg:x1="13.196cm" svg:y1="15.382cm" svg:x2="14.042cm" svg:y2="15.382cm" draw:start-shape="id4" draw:start-glue-point="12" draw:end-shape="id4" draw:end-glue-point="13" svg:d="m13196 15382c0 790 846 790 846 0">
          <text:p/>
        </draw:connector>
        <draw:connector draw:style-name="gr3" draw:text-style-name="P4" draw:layer="layout" draw:type="curve" svg:x1="14.577cm" svg:y1="14.989cm" svg:x2="15.852cm" svg:y2="14.989cm" draw:start-shape="id4" draw:end-shape="id5" draw:end-glue-point="3" svg:d="m14577 14989h1275">
          <text:p/>
        </draw:connector>
        <draw:connector draw:style-name="gr3" draw:text-style-name="P4" draw:layer="layout" draw:type="curve" draw:line-skew="-1.345cm" svg:x1="12.697cm" svg:y1="14.989cm" svg:x2="12.701cm" svg:y2="8.858cm" draw:start-shape="id4" draw:end-shape="id1" draw:end-glue-point="9" svg:d="m12697 14989c-2844 0-2846-6131 4-6131">
          <text:p/>
        </draw:connector>
        <draw:frame draw:style-name="gr4" draw:text-style-name="P5" draw:layer="layout" svg:width="2.399cm" svg:height="0.744cm" svg:x="10.857cm" svg:y="13.941cm">
          <draw:text-box>
            <text:p text:style-name="P2"><text:span text:style-name="T3">Timeout</text:span></text:p>
          </draw:text-box>
        </draw:frame>
        <draw:frame draw:style-name="gr4" draw:text-style-name="P5" draw:layer="layout" svg:width="2.399cm" svg:height="0.963cm" svg:x="12.418cm" svg:y="15.883cm">
          <draw:text-box>
            <text:p text:style-name="P2"><text:span text:style-name="T3">Channel</text:span></text:p>
            <text:p text:style-name="P2"><text:span text:style-name="T3">busy</text:span></text:p>
          </draw:text-box>
        </draw:frame>
        <draw:frame draw:style-name="gr4" draw:text-style-name="P5" draw:layer="layout" svg:width="2.399cm" svg:height="0.963cm" svg:x="11.457cm" svg:y="9.492cm">
          <draw:text-box>
            <text:p text:style-name="P2"><text:span text:style-name="T3">Timer</text:span></text:p>
            <text:p text:style-name="P2"><text:span text:style-name="T3">int</text:span></text:p>
          </draw:text-box>
        </draw:frame>
        <draw:frame draw:style-name="gr4" draw:text-style-name="P5" draw:layer="layout" svg:width="2.399cm" svg:height="0.963cm" svg:x="13.758cm" svg:y="9.492cm">
          <draw:text-box>
            <text:p text:style-name="P2"><text:span text:style-name="T3">RX/TX</text:span></text:p>
            <text:p text:style-name="P2"><text:span text:style-name="T3">request</text:span></text:p>
          </draw:text-box>
        </draw:frame>
        <draw:frame draw:style-name="gr4" draw:text-style-name="P5" draw:layer="layout" svg:width="2.399cm" svg:height="0.963cm" svg:x="13.159cm" svg:y="11.543cm">
          <draw:text-box>
            <text:p text:style-name="P2"><text:span text:style-name="T3">Broadcast</text:span></text:p>
            <text:p text:style-name="P2"><text:span text:style-name="T3">end</text:span></text:p>
          </draw:text-box>
        </draw:frame>
        <draw:frame draw:style-name="gr4" draw:text-style-name="P5" draw:layer="layout" svg:width="2.399cm" svg:height="0.744cm" svg:x="13.06cm" svg:y="13.744cm">
          <draw:text-box>
            <text:p text:style-name="P2"><text:span text:style-name="T3">RX end</text:span></text:p>
          </draw:text-box>
        </draw:frame>
        <draw:connector draw:style-name="gr3" draw:text-style-name="P4" draw:layer="layout" draw:type="curve" svg:x1="20.043cm" svg:y1="12.461cm" svg:x2="14.575cm" svg:y2="8.838cm" draw:start-shape="id6" draw:start-glue-point="0" draw:end-shape="id1" draw:end-glue-point="4" svg:d="m20043 12461c0-2416-1822-3623-5468-3623">
          <text:p/>
        </draw:connector>
        <draw:frame draw:style-name="gr4" draw:text-style-name="P5" draw:layer="layout" svg:width="2.399cm" svg:height="0.744cm" svg:x="16.857cm" svg:y="9.741cm">
          <draw:text-box>
            <text:p text:style-name="P2"><text:span text:style-name="T3">Timeout</text:span></text:p>
          </draw:text-box>
        </draw:frame>
        <draw:connector draw:style-name="gr3" draw:text-style-name="P4" draw:layer="layout" draw:type="curve" svg:x1="18.936cm" svg:y1="13.023cm" svg:x2="17.74cm" svg:y2="13.023cm" draw:start-shape="id6" draw:start-glue-point="3" draw:end-shape="id7" svg:d="m18936 13023h-1196">
          <text:p/>
        </draw:connector>
        <draw:frame draw:style-name="gr4" draw:text-style-name="P5" draw:layer="layout" svg:width="2.399cm" svg:height="0.963cm" svg:x="17.261cm" svg:y="12.145cm">
          <draw:text-box>
            <text:p text:style-name="P2"><text:span text:style-name="T3">Sync</text:span></text:p>
            <text:p text:style-name="P2"><text:span text:style-name="T3">OK</text:span></text:p>
          </draw:text-box>
        </draw:frame>
        <draw:connector draw:style-name="gr3" draw:text-style-name="P4" draw:layer="layout" draw:type="curve" svg:x1="15.917cm" svg:y1="14.506cm" svg:x2="14.679cm" svg:y2="13.512cm" draw:start-shape="id5" draw:start-glue-point="8" draw:end-shape="id3" draw:end-glue-point="14" svg:d="m15917 14506c-928 0-310-994-1238-994">
          <text:p/>
        </draw:connector>
        <draw:frame draw:style-name="gr4" draw:text-style-name="P5" draw:layer="layout" svg:width="2.399cm" svg:height="0.963cm" svg:x="14.661cm" svg:y="13.444cm">
          <draw:text-box>
            <text:p text:style-name="P2"><text:span text:style-name="T3">Slot</text:span></text:p>
            <text:p text:style-name="P2"><text:span text:style-name="T3">TX end</text:span></text:p>
          </draw:text-box>
        </draw:frame>
        <draw:connector draw:style-name="gr3" draw:text-style-name="P4" draw:layer="layout" draw:type="curve" svg:x1="14.742cm" svg:y1="13.019cm" svg:x2="15.86cm" svg:y2="13.023cm" draw:start-shape="id3" draw:start-glue-point="1" draw:end-shape="id7" draw:end-glue-point="3" svg:d="m14742 13019c820 0 262 4 1118 4">
          <text:p/>
        </draw:connector>
        <draw:frame draw:style-name="gr4" draw:text-style-name="P5" draw:layer="layout" svg:width="2.399cm" svg:height="0.963cm" svg:x="14.062cm" svg:y="12.146cm">
          <draw:text-box>
            <text:p text:style-name="P2"><text:span text:style-name="T3">Sync</text:span></text:p>
            <text:p text:style-name="P2"><text:span text:style-name="T3">OK</text:span></text:p>
          </draw:text-box>
        </draw:frame>
        <draw:connector draw:style-name="gr3" draw:text-style-name="P4" draw:layer="layout" draw:type="curve" svg:x1="18.062cm" svg:y1="14.989cm" svg:x2="20.043cm" svg:y2="13.586cm" draw:start-shape="id5" draw:start-glue-point="1" draw:end-shape="id6" draw:end-glue-point="2" svg:d="m18062 14989c1321 0 1981-467 1981-1403">
          <text:p/>
        </draw:connector>
        <draw:frame draw:style-name="gr4" draw:text-style-name="P5" draw:layer="layout" svg:width="2.399cm" svg:height="0.963cm" svg:x="18.262cm" svg:y="14.845cm">
          <draw:text-box>
            <text:p text:style-name="P2"><text:span text:style-name="T3">Req</text:span></text:p>
            <text:p text:style-name="P2"><text:span text:style-name="T3">TX end</text:span></text:p>
          </draw:text-box>
        </draw:frame>
        <draw:frame draw:style-name="gr4" draw:text-style-name="P5" draw:layer="layout" svg:width="2.399cm" svg:height="0.963cm" svg:x="14.019cm" svg:y="14.984cm">
          <draw:text-box>
            <text:p text:style-name="P2"><text:span text:style-name="T3">Channel</text:span></text:p>
            <text:p text:style-name="P2"><text:span text:style-name="T3">i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16T18:28:19</meta:creation-date>
    <dc:date>2010-07-05T01:50:05</dc:date>
    <meta:editing-duration>PT04H24M28S</meta:editing-duration>
    <meta:editing-cycles>20</meta:editing-cycles>
    <meta:generator>OpenOffice.org/3.2$Linux OpenOffice.org_project/320m12$Build-9483</meta:generator>
    <dc:creator>Rodrigo Steiner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